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tkinson Hyperlegible" svg:font-family="'Atkinson Hyperlegible'"/>
    <style:font-face style:name="FreeSans1" svg:font-family="FreeSans" style:font-family-generic="swiss"/>
    <style:font-face style:name="Work Sans" svg:font-family="'Work Sans'" style:font-family-generic="swiss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loext:opacity="100%" officeooo:rsid="000f6081" officeooo:paragraph-rsid="000f6081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>
      <style:text-properties officeooo:paragraph-rsid="0018932c"/>
    </style:style>
    <style:style style:name="P4" style:family="paragraph" style:parent-style-name="Text_20_body">
      <style:text-properties officeooo:paragraph-rsid="001af1d3"/>
    </style:style>
    <style:style style:name="T1" style:family="text">
      <style:text-properties officeooo:rsid="0016af6e"/>
    </style:style>
    <style:style style:name="T2" style:family="text">
      <style:text-properties officeooo:rsid="0016ce0d"/>
    </style:style>
    <style:style style:name="T3" style:family="text">
      <style:text-properties officeooo:rsid="0019b650"/>
    </style:style>
    <style:style style:name="T4" style:family="text">
      <style:text-properties officeooo:rsid="001af1d3"/>
    </style:style>
    <style:style style:name="T5" style:family="text">
      <style:text-properties officeooo:rsid="0011d921"/>
    </style:style>
    <style:style style:name="T6" style:family="text">
      <style:text-properties officeooo:rsid="001c777a"/>
    </style:style>
    <style:style style:name="T7" style:family="text">
      <style:text-properties officeooo:rsid="001f17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Résume du Stage</text:h>
      <text:p text:style-name="Subtitle">Développement d’une application web</text:p>
      <text:h text:style-name="Heading_20_3" text:outline-level="3">Contexte :</text:h>
      <text:p text:style-name="Text_20_body"><text:tab/>J'ai effectué mon stage <text:span text:style-name="T1">pour l’obtention d’un</text:span> Titre professionnel Concepteur Développeur d'Application au sein de l'entreprise Baobab Ingénierie.</text:p>
      <text:p text:style-name="Text_20_body"><text:span text:style-name="T7">L’Entreprise</text:span> a été crée en 2010 et géré par Maxim<text:span text:style-name="T1">e</text:span> LODIN et elle a sept employés. <text:span text:style-name="T1">Elle</text:span> est une société spécialisée dans la consultation et formation informatique. J'ai travaillé en tant que développeur web <text:span text:style-name="T1">sur</text:span> Spring 5 et React 18. Je faisais partie d'une équipe de deux autres stagiaires et nous travaillions en parallèle.</text:p>
      <text:p text:style-name="P3">Ma mission de dix semaines était de concevoir une partie d'une application web full-stack de <text:span text:style-name="T1">typ</text:span>e formation en ligne. J'ai <text:span text:style-name="T1">eu </text:span>la liberté de choisir de quelle partie j'étais responsable. J'ai choisi la case d'utilisation (UC) « enregistrer et confirmer <text:span text:style-name="T1">un</text:span> nouvel utilisateur ».</text:p>
      <text:p text:style-name="Text_20_body">L'application doit permettr<text:span text:style-name="T1">e à des</text:span> l'élèves de s'inscrire à un cours en ligne. <text:span text:style-name="T1">Ensuite</text:span>, <text:span text:style-name="T1">elle</text:span> permettra <text:span text:style-name="T1">aux</text:span> formateurs ou gérants d'approuver ou rejeter l'inscription d'un élev<text:span text:style-name="T1">e</text:span>. L'inscription doit porter un système de confirmation de compte par courriel.</text:p>
      <text:h text:style-name="Heading_20_3" text:outline-level="3">Réalisation :</text:h>
      <text:p text:style-name="Text_20_body"><text:tab/>J'ai consacré la première phase de stage <text:span text:style-name="T1">à </text:span>l'analyse et la conception des fonctions nécessaires au projet. J'ai fait une étude du marché pour voir quelles sont les meilleures pratiques. <text:span text:style-name="T1">Ensuite,</text:span> j'ai créé des modèles conceptuels en forme UML et des maquettes d'interface. Pendant cette période, j'ai auditionné et choisi les outils de gestion de projet, notamment GitLab et Trello.</text:p>
      <text:p text:style-name="Text_20_body">La deuxième phase était <text:span text:style-name="T1">l</text:span>'implémentation du projet. J'ai créé une base de données de développement en MySQL qui correspond à mon UC. <text:span text:style-name="T1">puis</text:span> j'ai créé le back-end en utilisant le Spring Framework (Java). <text:span text:style-name="T1">L</text:span>'Application était sécurisée par les API de Spring Security, J2EE et Java Web Tokens (JWT). Après, j'ai créé le front-end en utilisant React et le framework d'interface Material UI.</text:p>
      <text:p text:style-name="Text_20_body">La dernière phase d<text:span text:style-name="T1">u</text:span> projet était <text:span text:style-name="T1">le</text:span> test et <text:span text:style-name="T1">le </text:span>déploiement. J'ai analysé mon application pour identifier les bogues et le code à améliorer. Ensuite, j'ai implémenté des séries de test en utilisant JUnit 5 et Selenium IDE. Le déploiement a été effectué avec le système de conteneurisation Docker sur mon serveur Web personnel.</text:p>
      <text:h text:style-name="Heading_20_3" text:outline-level="3">Apports du Stage :</text:h>
      <text:p text:style-name="P4"><text:span text:style-name="T5"><text:tab/>Ce stage m'a été très important car il m'a permis de continuer mon apprentissage comme développeur web full-stack. Il m'a porté l'occasion de participer dans une équipe de développeurs et m'a rendu la responsabilité à compléter indépendamment le chaque étape de ma partie du projet. De plus, la revue de code hebdomadaire m'a bien aidé à m'en focaliser sur les techniques et les technologies pertinentes. Enfin, ce stage m'a permis de mettre en application les connaissances que j'ai acquises pendant cette formatio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tkinson Hyperlegible" svg:font-family="'Atkinson Hyperlegible'"/>
    <style:font-face style:name="FreeSans1" svg:font-family="FreeSans" style:font-family-generic="swiss"/>
    <style:font-face style:name="Work Sans" svg:font-family="'Work Sans'" style:font-family-generic="swiss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tkinson Hyperlegible" fo:font-size="12pt" fo:language="fr" fo:country="FR" style:letter-kerning="true" style:font-name-asian="Work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Atkinson Hyperlegible" fo:font-size="12pt" fo:language="fr" fo:country="FR" style:letter-kerning="true" style:font-name-asian="Work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tkinson Hyperlegible" fo:font-family="'Atkinson Hyperlegible'" fo:font-size="14pt" style:font-name-asian="Work Sans" style:font-family-asian="'Work Sans'" style:font-family-generic-asian="swiss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4.99mm" fo:margin-right="4.99mm" fo:margin-top="0mm" fo:margin-bottom="2.47mm" style:contextual-spacing="false" fo:line-height="115%" fo:text-align="justify" style:justify-single-word="false" fo:text-indent="0mm" style:auto-text-indent="false" style:page-number="auto"/>
    </style:style>
    <style:style style:name="List" style:family="paragraph" style:parent-style-name="Text_20_body" style:class="list">
      <style:text-properties style:font-name="Atkinson Hyperlegible" fo:font-family="'Atkinson Hyperlegible'" style:font-name-asian="Work Sans" style:font-family-asian="'Work Sans'" style:font-family-generic-asian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tkinson Hyperlegible" fo:font-family="'Atkinson Hyperlegible'" fo:font-size="12pt" fo:font-style="italic" style:font-name-asian="Work Sans" style:font-family-asian="'Work Sans'" style:font-family-generic-asian="swiss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tkinson Hyperlegible" fo:font-family="'Atkinson Hyperlegible'" style:font-name-asian="Work Sans" style:font-family-asian="'Work Sans'" style:font-family-generic-asian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4.1000003814697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3" style:display-name="Header 3" style:family="paragraph" style:parent-style-name="Standard">
      <style:text-properties officeooo:rsid="000b6bcf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officeooo:rsid="000f6081" officeooo:paragraph-rsid="000f6081"/>
    </style:style>
    <style:style style:name="MT1" style:family="text">
      <style:text-properties officeooo:rsid="001c777a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Felix Baker 2021-06-1<text:span text:style-name="MT1">1</text:span></text:p>
      </style:head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10T12:18:04.155513368</meta:creation-date>
    <dc:date>2021-06-11T11:08:41.561941837</dc:date>
    <meta:editing-duration>PT43M53S</meta:editing-duration>
    <meta:editing-cycles>8</meta:editing-cycles>
    <meta:generator>LibreOffice/7.1.3.2$Linux_X86_64 LibreOffice_project/12a8e3cbd24a3757385a302d290655d4f3c7ebf1</meta:generator>
    <meta:document-statistic meta:table-count="0" meta:image-count="0" meta:object-count="0" meta:page-count="1" meta:paragraph-count="14" meta:word-count="429" meta:character-count="2721" meta:non-whitespace-character-count="2303"/>
  </office:meta>
</office:document-meta>
</file>